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Ultra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solid" draw:fill-color="#3333ff" draw:textarea-horizontal-align="left" draw:auto-grow-height="true" draw:auto-grow-width="true" fo:min-height="0.583cm" fo:min-width="3.889cm"/>
    </style:style>
    <style:style style:name="gr4" style:family="graphic" style:parent-style-name="standard">
      <style:graphic-properties draw:stroke="none" svg:stroke-color="#000000" draw:fill="solid" draw:fill-color="#ff6600" draw:textarea-horizontal-align="left" draw:auto-grow-height="true" draw:auto-grow-width="true" fo:min-height="0.583cm" fo:min-width="3.86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3cm" fo:min-width="2.3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2.068cm"/>
    </style:style>
    <style:style style:name="gr7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.583cm" fo:min-width="3.958cm"/>
    </style:style>
    <style:style style:name="gr8" style:family="graphic" style:parent-style-name="standard">
      <style:graphic-properties svg:stroke-color="#ff6600" draw:fill-color="#ff6600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3cm" fo:min-width="1.909cm"/>
    </style:style>
    <style:style style:name="gr1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106cm" draw:marker-start="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cm" fo:min-width="0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999999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666666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333333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111111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eee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cccccc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808080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fill-color="#ff6600" draw:textarea-vertical-align="middle"/>
    </style:style>
    <style:style style:name="gr24" style:family="graphic" style:parent-style-name="standard">
      <style:graphic-properties draw:fill-color="#ff3333" draw:textarea-vertical-align="middle"/>
    </style:style>
    <style:style style:name="gr25" style:family="graphic" style:parent-style-name="standard">
      <style:graphic-properties draw:fill-color="#3333ff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3cm" fo:min-width="0.1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objectwithoutfill">
      <style:graphic-properties draw:stroke="dash" draw:stroke-dash="Ultrafine_20_Dashed" draw:fill="none" draw:textarea-vertical-align="middle"/>
    </style:style>
    <style:style style:name="gr29" style:family="graphic" style:parent-style-name="standard">
      <style:graphic-properties draw:stroke="none" svg:stroke-color="#000000" draw:fill="solid" draw:fill-color="#ff6600" draw:textarea-horizontal-align="left" draw:auto-grow-height="true" draw:auto-grow-width="true" fo:min-height="0.555cm" fo:min-width="3.094cm"/>
    </style:style>
    <style:style style:name="gr30" style:family="graphic" style:parent-style-name="standard">
      <style:graphic-properties svg:stroke-width="0.106cm" svg:stroke-color="#000000" draw:marker-start="Arrow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000000" draw:marker-start="Arrow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58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cm"/>
    </style:style>
    <style:style style:name="gr35" style:family="graphic">
      <style:graphic-properties style:protect="size"/>
    </style:style>
    <style:style style:name="pr1" style:family="presentation" style:parent-style-name="Default-title">
      <style:graphic-properties fo:min-height="3.49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9.8999996185303pt"/>
    </style:style>
    <style:style style:name="P3" style:family="paragraph">
      <style:paragraph-properties fo:text-align="center"/>
      <style:text-properties fo:font-size="54pt" style:font-size-asian="54pt" style:font-size-complex="54pt"/>
    </style:style>
    <style:style style:name="P4" style:family="paragraph">
      <style:paragraph-properties fo:text-align="center"/>
      <style:text-properties fo:font-weight="bold"/>
    </style:style>
    <style:style style:name="P5" style:family="paragraph">
      <style:paragraph-properties fo:text-align="center"/>
      <style:text-properties fo:font-weight="normal"/>
    </style:style>
    <style:style style:name="T1" style:family="text">
      <style:text-properties fo:font-size="18pt"/>
    </style:style>
    <style:style style:name="T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8.147cm" svg:y1="5.043cm" svg:x2="21.742cm" svg:y2="7.068cm">
          <text:p/>
        </draw:line>
        <draw:line draw:style-name="gr2" draw:text-style-name="P1" draw:layer="layout" svg:x1="10.51cm" svg:y1="4.993cm" svg:x2="21.742cm" svg:y2="7.068cm">
          <text:p/>
        </draw:line>
        <draw:frame draw:style-name="gr3" draw:text-style-name="P2" draw:layer="layout" svg:width="4.389cm" svg:height="0.962cm" svg:x="13.484cm" svg:y="10.449cm">
          <draw:text-box>
            <text:p><text:span text:style-name="T1">TF C targets</text:span></text:p>
          </draw:text-box>
        </draw:frame>
        <draw:frame presentation:style-name="pr1" draw:text-style-name="P3" draw:layer="layout" svg:width="25.199cm" svg:height="3.499cm" svg:x="2cm" svg:y="0.541cm" presentation:class="title" presentation:user-transformed="true">
          <draw:text-box>
            <text:p text:style-name="P1"><text:span text:style-name="T2">B</text:span><text:span text:style-name="T3">ipartite </text:span><text:span text:style-name="T2">E</text:span><text:span text:style-name="T3">dge </text:span><text:span text:style-name="T2">R</text:span><text:span text:style-name="T3">econstruction from </text:span><text:span text:style-name="T2">E</text:span><text:span text:style-name="T3">xpression Data</text:span></text:p>
          </draw:text-box>
        </draw:frame>
        <draw:frame draw:style-name="gr4" draw:text-style-name="P2" draw:layer="layout" svg:width="4.361cm" svg:height="0.962cm" svg:x="8.274cm" svg:y="10.449cm">
          <draw:text-box>
            <text:p><text:span text:style-name="T1">TF A targets</text:span></text:p>
          </draw:text-box>
        </draw:frame>
        <draw:frame draw:style-name="gr5" draw:text-style-name="P2" draw:layer="layout" svg:width="2.877cm" svg:height="0.962cm" svg:x="19.268cm" svg:y="19.355cm">
          <draw:text-box>
            <text:p><text:span text:style-name="T1">Gene </text:span><text:span text:style-name="T4">j</text:span></text:p>
          </draw:text-box>
        </draw:frame>
        <draw:frame draw:style-name="gr5" draw:text-style-name="P2" draw:layer="layout" svg:width="2.877cm" svg:height="0.962cm" svg:x="11.133cm" svg:y="19.355cm">
          <draw:text-box>
            <text:p><text:span text:style-name="T1">Genes</text:span></text:p>
          </draw:text-box>
        </draw:frame>
        <draw:frame draw:style-name="gr6" draw:text-style-name="P2" draw:layer="layout" svg:width="2.966cm" svg:height="1.168cm" draw:transform="rotate (1.5707963267949) translate (7.171cm 16.063cm)">
          <draw:text-box>
            <text:p><text:span text:style-name="T1">Samples</text:span></text:p>
          </draw:text-box>
        </draw:frame>
        <draw:frame draw:style-name="gr7" draw:text-style-name="P2" draw:layer="layout" svg:width="4.458cm" svg:height="0.962cm" svg:x="9.949cm" svg:y="9.487cm">
          <draw:text-box>
            <text:p><text:span text:style-name="T1">TF B targets</text:span></text:p>
          </draw:text-box>
        </draw:frame>
        <draw:rect draw:style-name="gr8" draw:text-style-name="P1" draw:layer="layout" svg:width="2.139cm" svg:height="0.727cm" svg:x="19.621cm" svg:y="8.743cm">
          <text:p/>
        </draw:rect>
        <draw:frame draw:style-name="gr9" draw:text-style-name="P2" draw:layer="layout" svg:width="2.409cm" svg:height="0.962cm" svg:x="19.638cm" svg:y="8.636cm">
          <draw:text-box>
            <text:p><text:span text:style-name="T1">TF A </text:span></text:p>
          </draw:text-box>
        </draw:frame>
        <draw:line draw:style-name="gr10" draw:text-style-name="P1" draw:layer="layout" svg:x1="20.658cm" svg:y1="9.67cm" svg:x2="20.658cm" svg:y2="11.414cm">
          <text:p/>
        </draw:line>
        <draw:line draw:style-name="gr11" draw:text-style-name="P1" draw:layer="layout" svg:x1="6.911cm" svg:y1="9.905cm" svg:x2="6.888cm" svg:y2="11.25cm">
          <text:p/>
        </draw:line>
        <draw:frame draw:style-name="gr12" draw:text-style-name="P2" draw:layer="layout" svg:width="2.08cm" svg:height="2.68cm" svg:x="4.701cm" svg:y="9.904cm">
          <draw:text-box>
            <text:p><text:span text:style-name="T1">Motif</text:span></text:p>
            <text:p><text:span text:style-name="T1">Data</text:span></text:p>
          </draw:text-box>
        </draw:frame>
        <draw:line draw:style-name="gr11" draw:text-style-name="P1" draw:layer="layout" svg:x1="6.911cm" svg:y1="11.354cm" svg:x2="6.775cm" svg:y2="19.161cm">
          <text:p/>
        </draw:line>
        <draw:frame draw:style-name="gr12" draw:text-style-name="P2" draw:layer="layout" svg:width="2.08cm" svg:height="2.68cm" svg:x="4.702cm" svg:y="14.251cm">
          <draw:text-box>
            <text:p><text:span text:style-name="T1">Expr</text:span></text:p>
            <text:p><text:span text:style-name="T1">Data</text:span></text:p>
          </draw:text-box>
        </draw:frame>
        <draw:rect draw:style-name="gr13" draw:text-style-name="P1" draw:layer="layout" svg:width="0.89cm" svg:height="0.492cm" svg:x="20.227cm" svg:y="11.413cm">
          <text:p/>
        </draw:rect>
        <draw:rect draw:style-name="gr14" draw:text-style-name="P1" draw:layer="layout" svg:width="0.89cm" svg:height="0.492cm" svg:x="20.227cm" svg:y="11.897cm">
          <text:p/>
        </draw:rect>
        <draw:rect draw:style-name="gr15" draw:text-style-name="P1" draw:layer="layout" svg:width="0.89cm" svg:height="0.491cm" svg:x="20.227cm" svg:y="12.381cm">
          <text:p/>
        </draw:rect>
        <draw:rect draw:style-name="gr16" draw:text-style-name="P1" draw:layer="layout" svg:width="0.89cm" svg:height="0.493cm" svg:x="20.227cm" svg:y="12.864cm">
          <text:p/>
        </draw:rect>
        <draw:rect draw:style-name="gr13" draw:text-style-name="P1" draw:layer="layout" svg:width="0.89cm" svg:height="0.492cm" svg:x="20.227cm" svg:y="13.348cm">
          <text:p/>
        </draw:rect>
        <draw:rect draw:style-name="gr15" draw:text-style-name="P1" draw:layer="layout" svg:width="0.89cm" svg:height="0.491cm" svg:x="20.227cm" svg:y="13.832cm">
          <text:p/>
        </draw:rect>
        <draw:rect draw:style-name="gr13" draw:text-style-name="P1" draw:layer="layout" svg:width="0.89cm" svg:height="0.492cm" svg:x="20.227cm" svg:y="14.316cm">
          <text:p/>
        </draw:rect>
        <draw:rect draw:style-name="gr17" draw:text-style-name="P1" draw:layer="layout" svg:width="0.89cm" svg:height="0.491cm" svg:x="20.227cm" svg:y="14.8cm">
          <text:p/>
        </draw:rect>
        <draw:rect draw:style-name="gr17" draw:text-style-name="P1" draw:layer="layout" svg:width="0.89cm" svg:height="0.492cm" svg:x="20.227cm" svg:y="15.283cm">
          <text:p/>
        </draw:rect>
        <draw:rect draw:style-name="gr18" draw:text-style-name="P1" draw:layer="layout" svg:width="0.89cm" svg:height="0.492cm" svg:x="20.227cm" svg:y="15.767cm">
          <text:p/>
        </draw:rect>
        <draw:rect draw:style-name="gr18" draw:text-style-name="P1" draw:layer="layout" svg:width="0.89cm" svg:height="0.491cm" svg:x="20.227cm" svg:y="16.251cm">
          <text:p/>
        </draw:rect>
        <draw:rect draw:style-name="gr19" draw:text-style-name="P1" draw:layer="layout" svg:width="0.89cm" svg:height="0.491cm" svg:x="20.227cm" svg:y="16.735cm">
          <text:p/>
        </draw:rect>
        <draw:rect draw:style-name="gr16" draw:text-style-name="P1" draw:layer="layout" svg:width="0.89cm" svg:height="0.492cm" svg:x="20.227cm" svg:y="17.218cm">
          <text:p/>
        </draw:rect>
        <draw:rect draw:style-name="gr19" draw:text-style-name="P1" draw:layer="layout" svg:width="0.89cm" svg:height="0.492cm" svg:x="20.227cm" svg:y="17.702cm">
          <text:p/>
        </draw:rect>
        <draw:rect draw:style-name="gr20" draw:text-style-name="P1" draw:layer="layout" svg:width="0.89cm" svg:height="0.492cm" svg:x="20.227cm" svg:y="18.186cm">
          <text:p/>
        </draw:rect>
        <draw:rect draw:style-name="gr19" draw:text-style-name="P1" draw:layer="layout" svg:width="0.89cm" svg:height="0.492cm" svg:x="20.227cm" svg:y="18.669cm">
          <text:p/>
        </draw:rect>
        <draw:g>
          <draw:rect draw:style-name="gr13" draw:text-style-name="P1" draw:layer="layout" svg:width="0.891cm" svg:height="0.492cm" svg:x="8.251cm" svg:y="11.413cm">
            <text:p/>
          </draw:rect>
          <draw:rect draw:style-name="gr14" draw:text-style-name="P1" draw:layer="layout" svg:width="0.891cm" svg:height="0.492cm" svg:x="8.251cm" svg:y="11.897cm">
            <text:p/>
          </draw:rect>
          <draw:rect draw:style-name="gr15" draw:text-style-name="P1" draw:layer="layout" svg:width="0.891cm" svg:height="0.491cm" svg:x="8.251cm" svg:y="12.381cm">
            <text:p/>
          </draw:rect>
          <draw:rect draw:style-name="gr16" draw:text-style-name="P1" draw:layer="layout" svg:width="0.891cm" svg:height="0.493cm" svg:x="8.251cm" svg:y="12.864cm">
            <text:p/>
          </draw:rect>
          <draw:rect draw:style-name="gr13" draw:text-style-name="P1" draw:layer="layout" svg:width="0.891cm" svg:height="0.492cm" svg:x="8.251cm" svg:y="13.348cm">
            <text:p/>
          </draw:rect>
          <draw:rect draw:style-name="gr15" draw:text-style-name="P1" draw:layer="layout" svg:width="0.891cm" svg:height="0.491cm" svg:x="8.251cm" svg:y="13.832cm">
            <text:p/>
          </draw:rect>
          <draw:rect draw:style-name="gr13" draw:text-style-name="P1" draw:layer="layout" svg:width="0.891cm" svg:height="0.492cm" svg:x="8.251cm" svg:y="14.316cm">
            <text:p/>
          </draw:rect>
          <draw:rect draw:style-name="gr17" draw:text-style-name="P1" draw:layer="layout" svg:width="0.891cm" svg:height="0.491cm" svg:x="8.251cm" svg:y="14.8cm">
            <text:p/>
          </draw:rect>
          <draw:rect draw:style-name="gr17" draw:text-style-name="P1" draw:layer="layout" svg:width="0.891cm" svg:height="0.492cm" svg:x="8.251cm" svg:y="15.283cm">
            <text:p/>
          </draw:rect>
          <draw:rect draw:style-name="gr18" draw:text-style-name="P1" draw:layer="layout" svg:width="0.891cm" svg:height="0.492cm" svg:x="8.251cm" svg:y="15.767cm">
            <text:p/>
          </draw:rect>
          <draw:rect draw:style-name="gr18" draw:text-style-name="P1" draw:layer="layout" svg:width="0.891cm" svg:height="0.491cm" svg:x="8.251cm" svg:y="16.251cm">
            <text:p/>
          </draw:rect>
          <draw:rect draw:style-name="gr19" draw:text-style-name="P1" draw:layer="layout" svg:width="0.891cm" svg:height="0.491cm" svg:x="8.251cm" svg:y="16.735cm">
            <text:p/>
          </draw:rect>
          <draw:rect draw:style-name="gr16" draw:text-style-name="P1" draw:layer="layout" svg:width="0.891cm" svg:height="0.492cm" svg:x="8.251cm" svg:y="17.218cm">
            <text:p/>
          </draw:rect>
          <draw:rect draw:style-name="gr19" draw:text-style-name="P1" draw:layer="layout" svg:width="0.891cm" svg:height="0.492cm" svg:x="8.251cm" svg:y="17.702cm">
            <text:p/>
          </draw:rect>
          <draw:rect draw:style-name="gr20" draw:text-style-name="P1" draw:layer="layout" svg:width="0.891cm" svg:height="0.492cm" svg:x="8.251cm" svg:y="18.186cm">
            <text:p/>
          </draw:rect>
          <draw:rect draw:style-name="gr19" draw:text-style-name="P1" draw:layer="layout" svg:width="0.891cm" svg:height="0.492cm" svg:x="8.251cm" svg:y="18.669cm">
            <text:p/>
          </draw:rect>
          <draw:rect draw:style-name="gr13" draw:text-style-name="P1" draw:layer="layout" svg:width="0.891cm" svg:height="0.492cm" svg:x="9.124cm" svg:y="12.382cm">
            <text:p/>
          </draw:rect>
          <draw:rect draw:style-name="gr14" draw:text-style-name="P1" draw:layer="layout" svg:width="0.891cm" svg:height="0.492cm" svg:x="9.124cm" svg:y="12.865cm">
            <text:p/>
          </draw:rect>
          <draw:rect draw:style-name="gr15" draw:text-style-name="P1" draw:layer="layout" svg:width="0.891cm" svg:height="0.491cm" svg:x="9.124cm" svg:y="13.35cm">
            <text:p/>
          </draw:rect>
          <draw:rect draw:style-name="gr16" draw:text-style-name="P1" draw:layer="layout" svg:width="0.891cm" svg:height="0.492cm" svg:x="9.124cm" svg:y="13.833cm">
            <text:p/>
          </draw:rect>
          <draw:rect draw:style-name="gr13" draw:text-style-name="P1" draw:layer="layout" svg:width="0.891cm" svg:height="0.492cm" svg:x="9.124cm" svg:y="14.316cm">
            <text:p/>
          </draw:rect>
          <draw:rect draw:style-name="gr15" draw:text-style-name="P1" draw:layer="layout" svg:width="0.891cm" svg:height="0.491cm" svg:x="9.124cm" svg:y="14.801cm">
            <text:p/>
          </draw:rect>
          <draw:rect draw:style-name="gr13" draw:text-style-name="P1" draw:layer="layout" svg:width="0.891cm" svg:height="0.492cm" svg:x="9.124cm" svg:y="15.284cm">
            <text:p/>
          </draw:rect>
          <draw:rect draw:style-name="gr17" draw:text-style-name="P1" draw:layer="layout" svg:width="0.891cm" svg:height="0.492cm" svg:x="9.124cm" svg:y="15.768cm">
            <text:p/>
          </draw:rect>
          <draw:rect draw:style-name="gr17" draw:text-style-name="P1" draw:layer="layout" svg:width="0.891cm" svg:height="0.491cm" svg:x="9.124cm" svg:y="16.252cm">
            <text:p/>
          </draw:rect>
          <draw:rect draw:style-name="gr19" draw:text-style-name="P1" draw:layer="layout" svg:width="0.891cm" svg:height="0.492cm" svg:x="9.124cm" svg:y="17.703cm">
            <text:p/>
          </draw:rect>
          <draw:rect draw:style-name="gr16" draw:text-style-name="P1" draw:layer="layout" svg:width="0.891cm" svg:height="0.491cm" svg:x="9.124cm" svg:y="18.187cm">
            <text:p/>
          </draw:rect>
          <draw:rect draw:style-name="gr19" draw:text-style-name="P1" draw:layer="layout" svg:width="0.891cm" svg:height="0.491cm" svg:x="9.124cm" svg:y="18.671cm">
            <text:p/>
          </draw:rect>
          <draw:rect draw:style-name="gr20" draw:text-style-name="P1" draw:layer="layout" svg:width="0.891cm" svg:height="0.492cm" svg:x="9.124cm" svg:y="11.406cm">
            <text:p/>
          </draw:rect>
          <draw:rect draw:style-name="gr19" draw:text-style-name="P1" draw:layer="layout" svg:width="0.891cm" svg:height="0.492cm" svg:x="9.124cm" svg:y="11.89cm">
            <text:p/>
          </draw:rect>
          <draw:rect draw:style-name="gr13" draw:text-style-name="P1" draw:layer="layout" svg:width="0.891cm" svg:height="0.492cm" svg:x="9.997cm" svg:y="11.413cm">
            <text:p/>
          </draw:rect>
          <draw:rect draw:style-name="gr14" draw:text-style-name="P1" draw:layer="layout" svg:width="0.891cm" svg:height="0.492cm" svg:x="9.997cm" svg:y="11.897cm">
            <text:p/>
          </draw:rect>
          <draw:rect draw:style-name="gr15" draw:text-style-name="P1" draw:layer="layout" svg:width="0.891cm" svg:height="0.491cm" svg:x="9.997cm" svg:y="12.381cm">
            <text:p/>
          </draw:rect>
          <draw:rect draw:style-name="gr16" draw:text-style-name="P1" draw:layer="layout" svg:width="0.891cm" svg:height="0.493cm" svg:x="9.997cm" svg:y="12.864cm">
            <text:p/>
          </draw:rect>
          <draw:rect draw:style-name="gr13" draw:text-style-name="P1" draw:layer="layout" svg:width="0.891cm" svg:height="0.492cm" svg:x="9.997cm" svg:y="13.348cm">
            <text:p/>
          </draw:rect>
          <draw:rect draw:style-name="gr15" draw:text-style-name="P1" draw:layer="layout" svg:width="0.891cm" svg:height="0.491cm" svg:x="9.997cm" svg:y="13.832cm">
            <text:p/>
          </draw:rect>
          <draw:rect draw:style-name="gr13" draw:text-style-name="P1" draw:layer="layout" svg:width="0.891cm" svg:height="0.492cm" svg:x="9.997cm" svg:y="14.316cm">
            <text:p/>
          </draw:rect>
          <draw:rect draw:style-name="gr17" draw:text-style-name="P1" draw:layer="layout" svg:width="0.891cm" svg:height="0.491cm" svg:x="9.997cm" svg:y="14.8cm">
            <text:p/>
          </draw:rect>
          <draw:rect draw:style-name="gr17" draw:text-style-name="P1" draw:layer="layout" svg:width="0.891cm" svg:height="0.492cm" svg:x="9.997cm" svg:y="15.283cm">
            <text:p/>
          </draw:rect>
          <draw:rect draw:style-name="gr18" draw:text-style-name="P1" draw:layer="layout" svg:width="0.891cm" svg:height="0.492cm" svg:x="9.997cm" svg:y="15.767cm">
            <text:p/>
          </draw:rect>
          <draw:rect draw:style-name="gr18" draw:text-style-name="P1" draw:layer="layout" svg:width="0.891cm" svg:height="0.491cm" svg:x="9.997cm" svg:y="16.251cm">
            <text:p/>
          </draw:rect>
          <draw:rect draw:style-name="gr19" draw:text-style-name="P1" draw:layer="layout" svg:width="0.891cm" svg:height="0.491cm" svg:x="9.997cm" svg:y="16.735cm">
            <text:p/>
          </draw:rect>
          <draw:rect draw:style-name="gr16" draw:text-style-name="P1" draw:layer="layout" svg:width="0.891cm" svg:height="0.492cm" svg:x="9.997cm" svg:y="17.218cm">
            <text:p/>
          </draw:rect>
          <draw:rect draw:style-name="gr19" draw:text-style-name="P1" draw:layer="layout" svg:width="0.891cm" svg:height="0.492cm" svg:x="9.997cm" svg:y="17.702cm">
            <text:p/>
          </draw:rect>
          <draw:rect draw:style-name="gr20" draw:text-style-name="P1" draw:layer="layout" svg:width="0.891cm" svg:height="0.492cm" svg:x="9.997cm" svg:y="18.186cm">
            <text:p/>
          </draw:rect>
          <draw:rect draw:style-name="gr19" draw:text-style-name="P1" draw:layer="layout" svg:width="0.891cm" svg:height="0.492cm" svg:x="9.997cm" svg:y="18.669cm">
            <text:p/>
          </draw:rect>
          <draw:rect draw:style-name="gr13" draw:text-style-name="P4" draw:layer="layout" svg:width="0.891cm" svg:height="0.492cm" svg:x="10.87cm" svg:y="11.413cm">
            <text:p/>
          </draw:rect>
          <draw:rect draw:style-name="gr14" draw:text-style-name="P4" draw:layer="layout" svg:width="0.891cm" svg:height="0.492cm" svg:x="10.87cm" svg:y="11.897cm">
            <text:p/>
          </draw:rect>
          <draw:rect draw:style-name="gr15" draw:text-style-name="P4" draw:layer="layout" svg:width="0.891cm" svg:height="0.491cm" svg:x="10.87cm" svg:y="12.381cm">
            <text:p/>
          </draw:rect>
          <draw:rect draw:style-name="gr16" draw:text-style-name="P4" draw:layer="layout" svg:width="0.891cm" svg:height="0.493cm" svg:x="10.87cm" svg:y="12.864cm">
            <text:p/>
          </draw:rect>
          <draw:rect draw:style-name="gr13" draw:text-style-name="P4" draw:layer="layout" svg:width="0.891cm" svg:height="0.492cm" svg:x="10.87cm" svg:y="13.348cm">
            <text:p/>
          </draw:rect>
          <draw:rect draw:style-name="gr15" draw:text-style-name="P4" draw:layer="layout" svg:width="0.891cm" svg:height="0.491cm" svg:x="10.87cm" svg:y="13.832cm">
            <text:p/>
          </draw:rect>
          <draw:rect draw:style-name="gr13" draw:text-style-name="P4" draw:layer="layout" svg:width="0.891cm" svg:height="0.492cm" svg:x="10.87cm" svg:y="14.316cm">
            <text:p/>
          </draw:rect>
          <draw:rect draw:style-name="gr17" draw:text-style-name="P4" draw:layer="layout" svg:width="0.891cm" svg:height="0.491cm" svg:x="10.87cm" svg:y="14.8cm">
            <text:p/>
          </draw:rect>
          <draw:rect draw:style-name="gr17" draw:text-style-name="P4" draw:layer="layout" svg:width="0.891cm" svg:height="0.492cm" svg:x="10.87cm" svg:y="15.283cm">
            <text:p/>
          </draw:rect>
          <draw:rect draw:style-name="gr18" draw:text-style-name="P4" draw:layer="layout" svg:width="0.891cm" svg:height="0.492cm" svg:x="10.87cm" svg:y="15.767cm">
            <text:p/>
          </draw:rect>
          <draw:rect draw:style-name="gr18" draw:text-style-name="P4" draw:layer="layout" svg:width="0.891cm" svg:height="0.491cm" svg:x="10.87cm" svg:y="17.704cm">
            <text:p/>
          </draw:rect>
          <draw:rect draw:style-name="gr19" draw:text-style-name="P4" draw:layer="layout" svg:width="0.891cm" svg:height="0.491cm" svg:x="10.87cm" svg:y="16.735cm">
            <text:p/>
          </draw:rect>
          <draw:rect draw:style-name="gr16" draw:text-style-name="P4" draw:layer="layout" svg:width="0.891cm" svg:height="0.492cm" svg:x="10.87cm" svg:y="17.218cm">
            <text:p/>
          </draw:rect>
          <draw:rect draw:style-name="gr19" draw:text-style-name="P4" draw:layer="layout" svg:width="0.891cm" svg:height="0.491cm" svg:x="10.87cm" svg:y="16.25cm">
            <text:p/>
          </draw:rect>
          <draw:rect draw:style-name="gr20" draw:text-style-name="P4" draw:layer="layout" svg:width="0.891cm" svg:height="0.492cm" svg:x="10.87cm" svg:y="18.186cm">
            <text:p/>
          </draw:rect>
          <draw:rect draw:style-name="gr19" draw:text-style-name="P4" draw:layer="layout" svg:width="0.891cm" svg:height="0.492cm" svg:x="10.87cm" svg:y="18.669cm">
            <text:p/>
          </draw:rect>
          <draw:rect draw:style-name="gr13" draw:text-style-name="P4" draw:layer="layout" svg:width="0.891cm" svg:height="0.492cm" svg:x="11.743cm" svg:y="11.413cm">
            <text:p/>
          </draw:rect>
          <draw:rect draw:style-name="gr14" draw:text-style-name="P4" draw:layer="layout" svg:width="0.891cm" svg:height="0.492cm" svg:x="11.743cm" svg:y="11.897cm">
            <text:p/>
          </draw:rect>
          <draw:rect draw:style-name="gr15" draw:text-style-name="P4" draw:layer="layout" svg:width="0.891cm" svg:height="0.491cm" svg:x="11.743cm" svg:y="12.381cm">
            <text:p/>
          </draw:rect>
          <draw:rect draw:style-name="gr16" draw:text-style-name="P4" draw:layer="layout" svg:width="0.891cm" svg:height="0.493cm" svg:x="11.743cm" svg:y="12.864cm">
            <text:p/>
          </draw:rect>
          <draw:rect draw:style-name="gr13" draw:text-style-name="P4" draw:layer="layout" svg:width="0.891cm" svg:height="0.492cm" svg:x="11.743cm" svg:y="13.348cm">
            <text:p/>
          </draw:rect>
          <draw:rect draw:style-name="gr15" draw:text-style-name="P4" draw:layer="layout" svg:width="0.891cm" svg:height="0.491cm" svg:x="11.743cm" svg:y="13.832cm">
            <text:p/>
          </draw:rect>
          <draw:rect draw:style-name="gr13" draw:text-style-name="P4" draw:layer="layout" svg:width="0.891cm" svg:height="0.492cm" svg:x="11.743cm" svg:y="14.316cm">
            <text:p/>
          </draw:rect>
          <draw:rect draw:style-name="gr17" draw:text-style-name="P4" draw:layer="layout" svg:width="0.891cm" svg:height="0.491cm" svg:x="11.743cm" svg:y="14.8cm">
            <text:p/>
          </draw:rect>
          <draw:rect draw:style-name="gr17" draw:text-style-name="P4" draw:layer="layout" svg:width="0.891cm" svg:height="0.492cm" svg:x="11.743cm" svg:y="15.283cm">
            <text:p/>
          </draw:rect>
          <draw:rect draw:style-name="gr18" draw:text-style-name="P4" draw:layer="layout" svg:width="0.891cm" svg:height="0.492cm" svg:x="11.743cm" svg:y="15.767cm">
            <text:p/>
          </draw:rect>
          <draw:rect draw:style-name="gr18" draw:text-style-name="P4" draw:layer="layout" svg:width="0.891cm" svg:height="0.491cm" svg:x="11.743cm" svg:y="16.251cm">
            <text:p/>
          </draw:rect>
          <draw:rect draw:style-name="gr19" draw:text-style-name="P4" draw:layer="layout" svg:width="0.891cm" svg:height="0.491cm" svg:x="11.743cm" svg:y="16.735cm">
            <text:p/>
          </draw:rect>
          <draw:rect draw:style-name="gr16" draw:text-style-name="P4" draw:layer="layout" svg:width="0.891cm" svg:height="0.492cm" svg:x="11.743cm" svg:y="17.218cm">
            <text:p/>
          </draw:rect>
          <draw:rect draw:style-name="gr19" draw:text-style-name="P4" draw:layer="layout" svg:width="0.891cm" svg:height="0.492cm" svg:x="11.743cm" svg:y="17.702cm">
            <text:p/>
          </draw:rect>
          <draw:rect draw:style-name="gr20" draw:text-style-name="P4" draw:layer="layout" svg:width="0.891cm" svg:height="0.492cm" svg:x="11.743cm" svg:y="18.186cm">
            <text:p/>
          </draw:rect>
          <draw:rect draw:style-name="gr19" draw:text-style-name="P4" draw:layer="layout" svg:width="0.891cm" svg:height="0.492cm" svg:x="11.743cm" svg:y="18.669cm">
            <text:p/>
          </draw:rect>
          <draw:rect draw:style-name="gr13" draw:text-style-name="P4" draw:layer="layout" svg:width="0.891cm" svg:height="0.492cm" svg:x="12.616cm" svg:y="16.74cm">
            <text:p/>
          </draw:rect>
          <draw:rect draw:style-name="gr14" draw:text-style-name="P4" draw:layer="layout" svg:width="0.891cm" svg:height="0.492cm" svg:x="12.616cm" svg:y="17.224cm">
            <text:p/>
          </draw:rect>
          <draw:rect draw:style-name="gr15" draw:text-style-name="P4" draw:layer="layout" svg:width="0.891cm" svg:height="0.491cm" svg:x="12.616cm" svg:y="17.708cm">
            <text:p/>
          </draw:rect>
          <draw:rect draw:style-name="gr16" draw:text-style-name="P4" draw:layer="layout" svg:width="0.891cm" svg:height="0.492cm" svg:x="12.616cm" svg:y="18.191cm">
            <text:p/>
          </draw:rect>
          <draw:rect draw:style-name="gr13" draw:text-style-name="P4" draw:layer="layout" svg:width="0.891cm" svg:height="0.492cm" svg:x="12.616cm" svg:y="18.675cm">
            <text:p/>
          </draw:rect>
          <draw:rect draw:style-name="gr15" draw:text-style-name="P4" draw:layer="layout" svg:width="0.891cm" svg:height="0.491cm" svg:x="12.616cm" svg:y="11.411cm">
            <text:p/>
          </draw:rect>
          <draw:rect draw:style-name="gr13" draw:text-style-name="P4" draw:layer="layout" svg:width="0.891cm" svg:height="0.491cm" svg:x="12.616cm" svg:y="11.895cm">
            <text:p/>
          </draw:rect>
          <draw:rect draw:style-name="gr17" draw:text-style-name="P4" draw:layer="layout" svg:width="0.891cm" svg:height="0.491cm" svg:x="12.616cm" svg:y="12.379cm">
            <text:p/>
          </draw:rect>
          <draw:rect draw:style-name="gr17" draw:text-style-name="P4" draw:layer="layout" svg:width="0.891cm" svg:height="0.49cm" svg:x="12.616cm" svg:y="12.863cm">
            <text:p/>
          </draw:rect>
          <draw:rect draw:style-name="gr18" draw:text-style-name="P4" draw:layer="layout" svg:width="0.891cm" svg:height="0.491cm" svg:x="12.616cm" svg:y="13.347cm">
            <text:p/>
          </draw:rect>
          <draw:rect draw:style-name="gr18" draw:text-style-name="P4" draw:layer="layout" svg:width="0.891cm" svg:height="0.49cm" svg:x="12.616cm" svg:y="13.831cm">
            <text:p/>
          </draw:rect>
          <draw:rect draw:style-name="gr19" draw:text-style-name="P4" draw:layer="layout" svg:width="0.891cm" svg:height="0.491cm" svg:x="12.616cm" svg:y="14.314cm">
            <text:p/>
          </draw:rect>
          <draw:rect draw:style-name="gr16" draw:text-style-name="P4" draw:layer="layout" svg:width="0.891cm" svg:height="0.492cm" svg:x="12.616cm" svg:y="14.797cm">
            <text:p/>
          </draw:rect>
          <draw:rect draw:style-name="gr19" draw:text-style-name="P4" draw:layer="layout" svg:width="0.891cm" svg:height="0.491cm" svg:x="12.616cm" svg:y="15.281cm">
            <text:p/>
          </draw:rect>
          <draw:rect draw:style-name="gr20" draw:text-style-name="P4" draw:layer="layout" svg:width="0.891cm" svg:height="0.492cm" svg:x="12.616cm" svg:y="15.765cm">
            <text:p/>
          </draw:rect>
          <draw:rect draw:style-name="gr19" draw:text-style-name="P4" draw:layer="layout" svg:width="0.891cm" svg:height="0.492cm" svg:x="12.616cm" svg:y="16.248cm">
            <text:p/>
          </draw:rect>
          <draw:rect draw:style-name="gr13" draw:text-style-name="P4" draw:layer="layout" svg:width="0.891cm" svg:height="0.492cm" svg:x="13.489cm" svg:y="16.74cm">
            <text:p/>
          </draw:rect>
          <draw:rect draw:style-name="gr14" draw:text-style-name="P4" draw:layer="layout" svg:width="0.891cm" svg:height="0.492cm" svg:x="13.489cm" svg:y="17.224cm">
            <text:p/>
          </draw:rect>
          <draw:rect draw:style-name="gr15" draw:text-style-name="P4" draw:layer="layout" svg:width="0.891cm" svg:height="0.491cm" svg:x="13.489cm" svg:y="17.708cm">
            <text:p/>
          </draw:rect>
          <draw:rect draw:style-name="gr16" draw:text-style-name="P4" draw:layer="layout" svg:width="0.891cm" svg:height="0.492cm" svg:x="13.489cm" svg:y="18.191cm">
            <text:p/>
          </draw:rect>
          <draw:rect draw:style-name="gr13" draw:text-style-name="P4" draw:layer="layout" svg:width="0.891cm" svg:height="0.492cm" svg:x="13.489cm" svg:y="18.675cm">
            <text:p/>
          </draw:rect>
          <draw:rect draw:style-name="gr15" draw:text-style-name="P4" draw:layer="layout" svg:width="0.891cm" svg:height="0.491cm" svg:x="13.489cm" svg:y="11.411cm">
            <text:p/>
          </draw:rect>
          <draw:rect draw:style-name="gr13" draw:text-style-name="P4" draw:layer="layout" svg:width="0.891cm" svg:height="0.491cm" svg:x="13.489cm" svg:y="11.895cm">
            <text:p/>
          </draw:rect>
          <draw:rect draw:style-name="gr17" draw:text-style-name="P4" draw:layer="layout" svg:width="0.891cm" svg:height="0.491cm" svg:x="13.489cm" svg:y="12.379cm">
            <text:p/>
          </draw:rect>
          <draw:rect draw:style-name="gr18" draw:text-style-name="P4" draw:layer="layout" svg:width="0.891cm" svg:height="0.49cm" svg:x="13.489cm" svg:y="13.831cm">
            <text:p/>
          </draw:rect>
          <draw:rect draw:style-name="gr19" draw:text-style-name="P4" draw:layer="layout" svg:width="0.891cm" svg:height="0.491cm" svg:x="13.489cm" svg:y="14.314cm">
            <text:p/>
          </draw:rect>
          <draw:rect draw:style-name="gr16" draw:text-style-name="P4" draw:layer="layout" svg:width="0.891cm" svg:height="0.492cm" svg:x="13.489cm" svg:y="14.797cm">
            <text:p/>
          </draw:rect>
          <draw:rect draw:style-name="gr19" draw:text-style-name="P4" draw:layer="layout" svg:width="0.891cm" svg:height="0.491cm" svg:x="13.489cm" svg:y="15.281cm">
            <text:p/>
          </draw:rect>
          <draw:rect draw:style-name="gr20" draw:text-style-name="P4" draw:layer="layout" svg:width="0.891cm" svg:height="0.492cm" svg:x="13.489cm" svg:y="15.765cm">
            <text:p/>
          </draw:rect>
          <draw:rect draw:style-name="gr19" draw:text-style-name="P4" draw:layer="layout" svg:width="0.891cm" svg:height="0.492cm" svg:x="13.489cm" svg:y="16.248cm">
            <text:p/>
          </draw:rect>
          <draw:rect draw:style-name="gr13" draw:text-style-name="P4" draw:layer="layout" svg:width="0.892cm" svg:height="0.491cm" svg:x="14.362cm" svg:y="16.741cm">
            <text:p/>
          </draw:rect>
          <draw:rect draw:style-name="gr14" draw:text-style-name="P4" draw:layer="layout" svg:width="0.892cm" svg:height="0.492cm" svg:x="14.362cm" svg:y="17.224cm">
            <text:p/>
          </draw:rect>
          <draw:rect draw:style-name="gr15" draw:text-style-name="P4" draw:layer="layout" svg:width="0.892cm" svg:height="0.491cm" svg:x="14.362cm" svg:y="17.709cm">
            <text:p/>
          </draw:rect>
          <draw:rect draw:style-name="gr16" draw:text-style-name="P4" draw:layer="layout" svg:width="0.892cm" svg:height="0.492cm" svg:x="14.362cm" svg:y="18.192cm">
            <text:p/>
          </draw:rect>
          <draw:rect draw:style-name="gr13" draw:text-style-name="P4" draw:layer="layout" svg:width="0.892cm" svg:height="0.492cm" svg:x="14.362cm" svg:y="18.675cm">
            <text:p/>
          </draw:rect>
          <draw:rect draw:style-name="gr15" draw:text-style-name="P4" draw:layer="layout" svg:width="0.892cm" svg:height="0.491cm" svg:x="14.362cm" svg:y="11.412cm">
            <text:p/>
          </draw:rect>
          <draw:rect draw:style-name="gr13" draw:text-style-name="P4" draw:layer="layout" svg:width="0.892cm" svg:height="0.492cm" svg:x="14.362cm" svg:y="11.895cm">
            <text:p/>
          </draw:rect>
          <draw:rect draw:style-name="gr18" draw:text-style-name="P4" draw:layer="layout" svg:width="0.892cm" svg:height="0.491cm" svg:x="14.362cm" svg:y="13.347cm">
            <text:p/>
          </draw:rect>
          <draw:rect draw:style-name="gr18" draw:text-style-name="P4" draw:layer="layout" svg:width="0.892cm" svg:height="0.491cm" svg:x="14.362cm" svg:y="13.831cm">
            <text:p/>
          </draw:rect>
          <draw:rect draw:style-name="gr19" draw:text-style-name="P4" draw:layer="layout" svg:width="0.892cm" svg:height="0.491cm" svg:x="14.362cm" svg:y="14.315cm">
            <text:p/>
          </draw:rect>
          <draw:rect draw:style-name="gr16" draw:text-style-name="P4" draw:layer="layout" svg:width="0.892cm" svg:height="0.491cm" svg:x="14.362cm" svg:y="14.798cm">
            <text:p/>
          </draw:rect>
          <draw:rect draw:style-name="gr14" draw:text-style-name="P4" draw:layer="layout" svg:width="0.892cm" svg:height="0.491cm" svg:x="14.362cm" svg:y="15.282cm">
            <text:p/>
          </draw:rect>
          <draw:rect draw:style-name="gr20" draw:text-style-name="P4" draw:layer="layout" svg:width="0.892cm" svg:height="0.492cm" svg:x="14.362cm" svg:y="15.765cm">
            <text:p/>
          </draw:rect>
          <draw:rect draw:style-name="gr19" draw:text-style-name="P4" draw:layer="layout" svg:width="0.892cm" svg:height="0.492cm" svg:x="14.362cm" svg:y="16.249cm">
            <text:p/>
          </draw:rect>
          <draw:rect draw:style-name="gr16" draw:text-style-name="P4" draw:layer="layout" svg:width="0.891cm" svg:height="0.492cm" svg:x="13.489cm" svg:y="12.861cm">
            <text:p/>
          </draw:rect>
          <draw:rect draw:style-name="gr19" draw:text-style-name="P4" draw:layer="layout" svg:width="0.891cm" svg:height="0.491cm" svg:x="13.489cm" svg:y="13.345cm">
            <text:p/>
          </draw:rect>
          <draw:rect draw:style-name="gr16" draw:text-style-name="P1" draw:layer="layout" svg:width="0.891cm" svg:height="0.492cm" svg:x="9.124cm" svg:y="16.734cm">
            <text:p/>
          </draw:rect>
          <draw:rect draw:style-name="gr19" draw:text-style-name="P1" draw:layer="layout" svg:width="0.891cm" svg:height="0.491cm" svg:x="9.124cm" svg:y="17.218cm">
            <text:p/>
          </draw:rect>
          <draw:rect draw:style-name="gr16" draw:text-style-name="P1" draw:layer="layout" svg:width="0.892cm" svg:height="0.492cm" svg:x="14.362cm" svg:y="12.376cm">
            <text:p/>
          </draw:rect>
          <draw:rect draw:style-name="gr19" draw:text-style-name="P1" draw:layer="layout" svg:width="0.892cm" svg:height="0.491cm" svg:x="14.362cm" svg:y="12.86cm">
            <text:p/>
          </draw:rect>
          <draw:rect draw:style-name="gr13" draw:text-style-name="P4" draw:layer="layout" svg:width="0.89cm" svg:height="0.491cm" svg:x="15.237cm" svg:y="16.741cm">
            <text:p/>
          </draw:rect>
          <draw:rect draw:style-name="gr14" draw:text-style-name="P4" draw:layer="layout" svg:width="0.89cm" svg:height="0.492cm" svg:x="15.237cm" svg:y="17.224cm">
            <text:p/>
          </draw:rect>
          <draw:rect draw:style-name="gr15" draw:text-style-name="P4" draw:layer="layout" svg:width="0.89cm" svg:height="0.491cm" svg:x="15.237cm" svg:y="17.709cm">
            <text:p/>
          </draw:rect>
          <draw:rect draw:style-name="gr16" draw:text-style-name="P4" draw:layer="layout" svg:width="0.89cm" svg:height="0.492cm" svg:x="15.237cm" svg:y="18.192cm">
            <text:p/>
          </draw:rect>
          <draw:rect draw:style-name="gr13" draw:text-style-name="P4" draw:layer="layout" svg:width="0.89cm" svg:height="0.492cm" svg:x="15.237cm" svg:y="18.675cm">
            <text:p/>
          </draw:rect>
          <draw:rect draw:style-name="gr15" draw:text-style-name="P4" draw:layer="layout" svg:width="0.89cm" svg:height="0.491cm" svg:x="15.237cm" svg:y="11.412cm">
            <text:p/>
          </draw:rect>
          <draw:rect draw:style-name="gr13" draw:text-style-name="P4" draw:layer="layout" svg:width="0.89cm" svg:height="0.492cm" svg:x="15.237cm" svg:y="11.895cm">
            <text:p/>
          </draw:rect>
          <draw:rect draw:style-name="gr17" draw:text-style-name="P4" draw:layer="layout" svg:width="0.89cm" svg:height="0.492cm" svg:x="15.237cm" svg:y="12.379cm">
            <text:p/>
          </draw:rect>
          <draw:rect draw:style-name="gr17" draw:text-style-name="P4" draw:layer="layout" svg:width="0.89cm" svg:height="0.491cm" svg:x="15.237cm" svg:y="12.863cm">
            <text:p/>
          </draw:rect>
          <draw:rect draw:style-name="gr18" draw:text-style-name="P4" draw:layer="layout" svg:width="0.89cm" svg:height="0.491cm" svg:x="15.237cm" svg:y="13.347cm">
            <text:p/>
          </draw:rect>
          <draw:rect draw:style-name="gr18" draw:text-style-name="P4" draw:layer="layout" svg:width="0.89cm" svg:height="0.491cm" svg:x="15.237cm" svg:y="13.831cm">
            <text:p/>
          </draw:rect>
          <draw:rect draw:style-name="gr19" draw:text-style-name="P4" draw:layer="layout" svg:width="0.89cm" svg:height="0.491cm" svg:x="15.237cm" svg:y="14.315cm">
            <text:p/>
          </draw:rect>
          <draw:rect draw:style-name="gr16" draw:text-style-name="P4" draw:layer="layout" svg:width="0.89cm" svg:height="0.491cm" svg:x="15.237cm" svg:y="14.798cm">
            <text:p/>
          </draw:rect>
          <draw:rect draw:style-name="gr14" draw:text-style-name="P4" draw:layer="layout" svg:width="0.89cm" svg:height="0.491cm" svg:x="15.237cm" svg:y="15.282cm">
            <text:p/>
          </draw:rect>
          <draw:rect draw:style-name="gr20" draw:text-style-name="P4" draw:layer="layout" svg:width="0.89cm" svg:height="0.492cm" svg:x="15.237cm" svg:y="15.765cm">
            <text:p/>
          </draw:rect>
          <draw:rect draw:style-name="gr19" draw:text-style-name="P4" draw:layer="layout" svg:width="0.89cm" svg:height="0.492cm" svg:x="15.237cm" svg:y="16.249cm">
            <text:p/>
          </draw:rect>
          <draw:rect draw:style-name="gr13" draw:text-style-name="P4" draw:layer="layout" svg:width="0.89cm" svg:height="0.491cm" svg:x="16.11cm" svg:y="16.742cm">
            <text:p/>
          </draw:rect>
          <draw:rect draw:style-name="gr14" draw:text-style-name="P4" draw:layer="layout" svg:width="0.89cm" svg:height="0.491cm" svg:x="16.11cm" svg:y="17.225cm">
            <text:p/>
          </draw:rect>
          <draw:rect draw:style-name="gr15" draw:text-style-name="P4" draw:layer="layout" svg:width="0.89cm" svg:height="0.491cm" svg:x="16.11cm" svg:y="17.709cm">
            <text:p/>
          </draw:rect>
          <draw:rect draw:style-name="gr16" draw:text-style-name="P4" draw:layer="layout" svg:width="0.89cm" svg:height="0.491cm" svg:x="16.11cm" svg:y="18.193cm">
            <text:p/>
          </draw:rect>
          <draw:rect draw:style-name="gr13" draw:text-style-name="P4" draw:layer="layout" svg:width="0.89cm" svg:height="0.492cm" svg:x="16.11cm" svg:y="18.676cm">
            <text:p/>
          </draw:rect>
          <draw:rect draw:style-name="gr15" draw:text-style-name="P4" draw:layer="layout" svg:width="0.89cm" svg:height="0.491cm" svg:x="16.11cm" svg:y="11.413cm">
            <text:p/>
          </draw:rect>
          <draw:rect draw:style-name="gr13" draw:text-style-name="P4" draw:layer="layout" svg:width="0.89cm" svg:height="0.492cm" svg:x="16.11cm" svg:y="11.896cm">
            <text:p/>
          </draw:rect>
          <draw:rect draw:style-name="gr17" draw:text-style-name="P4" draw:layer="layout" svg:width="0.89cm" svg:height="0.491cm" svg:x="16.11cm" svg:y="12.38cm">
            <text:p/>
          </draw:rect>
          <draw:rect draw:style-name="gr21" draw:text-style-name="P4" draw:layer="layout" svg:width="0.89cm" svg:height="0.491cm" svg:x="16.11cm" svg:y="12.864cm">
            <text:p/>
          </draw:rect>
          <draw:rect draw:style-name="gr21" draw:text-style-name="P4" draw:layer="layout" svg:width="0.89cm" svg:height="0.492cm" svg:x="16.11cm" svg:y="13.347cm">
            <text:p/>
          </draw:rect>
          <draw:rect draw:style-name="gr18" draw:text-style-name="P4" draw:layer="layout" svg:width="0.89cm" svg:height="0.492cm" svg:x="16.11cm" svg:y="13.831cm">
            <text:p/>
          </draw:rect>
          <draw:rect draw:style-name="gr19" draw:text-style-name="P4" draw:layer="layout" svg:width="0.89cm" svg:height="0.492cm" svg:x="16.11cm" svg:y="14.315cm">
            <text:p/>
          </draw:rect>
          <draw:rect draw:style-name="gr16" draw:text-style-name="P4" draw:layer="layout" svg:width="0.89cm" svg:height="0.492cm" svg:x="16.11cm" svg:y="14.798cm">
            <text:p/>
          </draw:rect>
          <draw:rect draw:style-name="gr19" draw:text-style-name="P4" draw:layer="layout" svg:width="0.89cm" svg:height="0.49cm" svg:x="16.11cm" svg:y="15.283cm">
            <text:p/>
          </draw:rect>
          <draw:rect draw:style-name="gr14" draw:text-style-name="P4" draw:layer="layout" svg:width="0.89cm" svg:height="0.492cm" svg:x="16.11cm" svg:y="15.766cm">
            <text:p/>
          </draw:rect>
          <draw:rect draw:style-name="gr19" draw:text-style-name="P4" draw:layer="layout" svg:width="0.89cm" svg:height="0.492cm" svg:x="16.11cm" svg:y="16.25cm">
            <text:p/>
          </draw:rect>
          <draw:rect draw:style-name="gr13" draw:text-style-name="P5" draw:layer="layout" svg:width="0.89cm" svg:height="0.491cm" svg:x="16.983cm" svg:y="16.742cm">
            <text:p/>
          </draw:rect>
          <draw:rect draw:style-name="gr14" draw:text-style-name="P5" draw:layer="layout" svg:width="0.89cm" svg:height="0.491cm" svg:x="16.983cm" svg:y="17.225cm">
            <text:p/>
          </draw:rect>
          <draw:rect draw:style-name="gr15" draw:text-style-name="P5" draw:layer="layout" svg:width="0.89cm" svg:height="0.491cm" svg:x="16.983cm" svg:y="17.709cm">
            <text:p/>
          </draw:rect>
          <draw:rect draw:style-name="gr16" draw:text-style-name="P5" draw:layer="layout" svg:width="0.89cm" svg:height="0.491cm" svg:x="16.983cm" svg:y="18.193cm">
            <text:p/>
          </draw:rect>
          <draw:rect draw:style-name="gr13" draw:text-style-name="P5" draw:layer="layout" svg:width="0.89cm" svg:height="0.492cm" svg:x="16.983cm" svg:y="18.676cm">
            <text:p/>
          </draw:rect>
          <draw:rect draw:style-name="gr15" draw:text-style-name="P5" draw:layer="layout" svg:width="0.89cm" svg:height="0.491cm" svg:x="16.983cm" svg:y="11.413cm">
            <text:p/>
          </draw:rect>
          <draw:rect draw:style-name="gr13" draw:text-style-name="P5" draw:layer="layout" svg:width="0.89cm" svg:height="0.492cm" svg:x="16.983cm" svg:y="11.896cm">
            <text:p/>
          </draw:rect>
          <draw:rect draw:style-name="gr21" draw:text-style-name="P5" draw:layer="layout" svg:width="0.89cm" svg:height="0.491cm" svg:x="16.983cm" svg:y="12.38cm">
            <text:p/>
          </draw:rect>
          <draw:rect draw:style-name="gr17" draw:text-style-name="P5" draw:layer="layout" svg:width="0.89cm" svg:height="0.491cm" svg:x="16.983cm" svg:y="12.864cm">
            <text:p/>
          </draw:rect>
          <draw:rect draw:style-name="gr18" draw:text-style-name="P5" draw:layer="layout" svg:width="0.89cm" svg:height="0.492cm" svg:x="16.983cm" svg:y="13.347cm">
            <text:p/>
          </draw:rect>
          <draw:rect draw:style-name="gr21" draw:text-style-name="P5" draw:layer="layout" svg:width="0.89cm" svg:height="0.492cm" svg:x="16.983cm" svg:y="13.831cm">
            <text:p/>
          </draw:rect>
          <draw:rect draw:style-name="gr19" draw:text-style-name="P5" draw:layer="layout" svg:width="0.89cm" svg:height="0.492cm" svg:x="16.983cm" svg:y="14.315cm">
            <text:p/>
          </draw:rect>
          <draw:rect draw:style-name="gr16" draw:text-style-name="P5" draw:layer="layout" svg:width="0.89cm" svg:height="0.492cm" svg:x="16.983cm" svg:y="14.798cm">
            <text:p/>
          </draw:rect>
          <draw:rect draw:style-name="gr19" draw:text-style-name="P5" draw:layer="layout" svg:width="0.89cm" svg:height="0.49cm" svg:x="16.983cm" svg:y="15.283cm">
            <text:p/>
          </draw:rect>
          <draw:rect draw:style-name="gr20" draw:text-style-name="P5" draw:layer="layout" svg:width="0.89cm" svg:height="0.492cm" svg:x="16.983cm" svg:y="15.766cm">
            <text:p/>
          </draw:rect>
          <draw:rect draw:style-name="gr19" draw:text-style-name="P5" draw:layer="layout" svg:width="0.89cm" svg:height="0.492cm" svg:x="16.983cm" svg:y="16.25cm">
            <text:p/>
          </draw:rect>
        </draw:g>
        <draw:rect draw:style-name="gr13" draw:text-style-name="P1" draw:layer="layout" svg:width="0.89cm" svg:height="0.492cm" svg:x="23.884cm" svg:y="13.835cm">
          <text:p/>
        </draw:rect>
        <draw:rect draw:style-name="gr14" draw:text-style-name="P1" draw:layer="layout" svg:width="0.89cm" svg:height="0.492cm" svg:x="23.884cm" svg:y="14.318cm">
          <text:p/>
        </draw:rect>
        <draw:rect draw:style-name="gr15" draw:text-style-name="P1" draw:layer="layout" svg:width="0.89cm" svg:height="0.492cm" svg:x="23.884cm" svg:y="14.802cm">
          <text:p/>
        </draw:rect>
        <draw:rect draw:style-name="gr16" draw:text-style-name="P1" draw:layer="layout" svg:width="0.89cm" svg:height="0.492cm" svg:x="23.884cm" svg:y="15.286cm">
          <text:p/>
        </draw:rect>
        <draw:rect draw:style-name="gr13" draw:text-style-name="P1" draw:layer="layout" svg:width="0.89cm" svg:height="0.492cm" svg:x="23.884cm" svg:y="15.769cm">
          <text:p/>
        </draw:rect>
        <draw:rect draw:style-name="gr15" draw:text-style-name="P1" draw:layer="layout" svg:width="0.89cm" svg:height="0.492cm" svg:x="23.884cm" svg:y="16.253cm">
          <text:p/>
        </draw:rect>
        <draw:rect draw:style-name="gr13" draw:text-style-name="P1" draw:layer="layout" svg:width="0.89cm" svg:height="0.492cm" svg:x="23.884cm" svg:y="16.737cm">
          <text:p/>
        </draw:rect>
        <draw:rect draw:style-name="gr17" draw:text-style-name="P1" draw:layer="layout" svg:width="0.89cm" svg:height="0.491cm" svg:x="23.884cm" svg:y="17.221cm">
          <text:p/>
        </draw:rect>
        <draw:rect draw:style-name="gr17" draw:text-style-name="P1" draw:layer="layout" svg:width="0.89cm" svg:height="0.491cm" svg:x="23.884cm" svg:y="17.705cm">
          <text:p/>
        </draw:rect>
        <draw:rect draw:style-name="gr20" draw:text-style-name="P1" draw:layer="layout" svg:width="0.89cm" svg:height="0.492cm" svg:x="23.884cm" svg:y="18.186cm">
          <text:p/>
        </draw:rect>
        <draw:rect draw:style-name="gr19" draw:text-style-name="P1" draw:layer="layout" svg:width="0.89cm" svg:height="0.492cm" svg:x="23.884cm" svg:y="18.669cm">
          <text:p/>
        </draw:rect>
        <draw:rect draw:style-name="gr18" draw:text-style-name="P1" draw:layer="layout" svg:width="0.89cm" svg:height="0.491cm" svg:x="23.884cm" svg:y="11.41cm">
          <text:p/>
        </draw:rect>
        <draw:rect draw:style-name="gr18" draw:text-style-name="P1" draw:layer="layout" svg:width="0.89cm" svg:height="0.49cm" svg:x="23.884cm" svg:y="11.895cm">
          <text:p/>
        </draw:rect>
        <draw:rect draw:style-name="gr19" draw:text-style-name="P1" draw:layer="layout" svg:width="0.89cm" svg:height="0.491cm" svg:x="23.884cm" svg:y="12.378cm">
          <text:p/>
        </draw:rect>
        <draw:rect draw:style-name="gr16" draw:text-style-name="P1" draw:layer="layout" svg:width="0.89cm" svg:height="0.492cm" svg:x="23.884cm" svg:y="12.861cm">
          <text:p/>
        </draw:rect>
        <draw:rect draw:style-name="gr19" draw:text-style-name="P1" draw:layer="layout" svg:width="0.89cm" svg:height="0.491cm" svg:x="23.884cm" svg:y="13.345cm">
          <text:p/>
        </draw:rect>
        <draw:rect draw:style-name="gr22" draw:text-style-name="P1" draw:layer="layout" svg:width="0.924cm" svg:height="0.649cm" svg:x="7.317cm" svg:y="7.065cm">
          <text:p/>
        </draw:rect>
        <draw:rect draw:style-name="gr22" draw:text-style-name="P1" draw:layer="layout" svg:width="0.924cm" svg:height="0.649cm" svg:x="8.617cm" svg:y="7.066cm">
          <text:p/>
        </draw:rect>
        <draw:rect draw:style-name="gr22" draw:text-style-name="P1" draw:layer="layout" svg:width="0.924cm" svg:height="0.649cm" svg:x="9.917cm" svg:y="7.067cm">
          <text:p/>
        </draw:rect>
        <draw:rect draw:style-name="gr22" draw:text-style-name="P1" draw:layer="layout" svg:width="0.924cm" svg:height="0.649cm" svg:x="11.117cm" svg:y="7.066cm">
          <text:p/>
        </draw:rect>
        <draw:rect draw:style-name="gr22" draw:text-style-name="P1" draw:layer="layout" svg:width="0.924cm" svg:height="0.649cm" svg:x="12.417cm" svg:y="7.067cm">
          <text:p/>
        </draw:rect>
        <draw:rect draw:style-name="gr22" draw:text-style-name="P1" draw:layer="layout" svg:width="0.924cm" svg:height="0.649cm" svg:x="13.717cm" svg:y="7.068cm">
          <text:p/>
        </draw:rect>
        <draw:rect draw:style-name="gr22" draw:text-style-name="P1" draw:layer="layout" svg:width="0.924cm" svg:height="0.649cm" svg:x="14.917cm" svg:y="7.065cm">
          <text:p/>
        </draw:rect>
        <draw:rect draw:style-name="gr22" draw:text-style-name="P1" draw:layer="layout" svg:width="0.924cm" svg:height="0.649cm" svg:x="16.217cm" svg:y="7.066cm">
          <text:p/>
        </draw:rect>
        <draw:rect draw:style-name="gr22" draw:text-style-name="P1" draw:layer="layout" svg:width="0.924cm" svg:height="0.649cm" svg:x="17.517cm" svg:y="7.067cm">
          <text:p/>
        </draw:rect>
        <draw:rect draw:style-name="gr22" draw:text-style-name="P1" draw:layer="layout" svg:width="0.924cm" svg:height="0.649cm" svg:x="18.717cm" svg:y="7.066cm">
          <text:p/>
        </draw:rect>
        <draw:rect draw:style-name="gr22" draw:text-style-name="P1" draw:layer="layout" svg:width="0.924cm" svg:height="0.649cm" svg:x="20.017cm" svg:y="7.067cm">
          <text:p/>
        </draw:rect>
        <draw:line draw:style-name="gr1" draw:text-style-name="P1" draw:layer="layout" svg:x1="10.558cm" svg:y1="4.993cm" svg:x2="7.813cm" svg:y2="7.065cm">
          <text:p/>
        </draw:line>
        <draw:line draw:style-name="gr1" draw:text-style-name="P1" draw:layer="layout" svg:x1="10.559cm" svg:y1="4.993cm" svg:x2="9.061cm" svg:y2="7.065cm">
          <text:p/>
        </draw:line>
        <draw:line draw:style-name="gr1" draw:text-style-name="P1" draw:layer="layout" svg:x1="10.56cm" svg:y1="4.993cm" svg:x2="10.384cm" svg:y2="7.065cm">
          <text:p/>
        </draw:line>
        <draw:line draw:style-name="gr1" draw:text-style-name="P1" draw:layer="layout" svg:x1="10.51cm" svg:y1="4.993cm" svg:x2="11.607cm" svg:y2="7.066cm">
          <text:p/>
        </draw:line>
        <draw:line draw:style-name="gr1" draw:text-style-name="P1" draw:layer="layout" svg:x1="10.51cm" svg:y1="4.993cm" svg:x2="12.93cm" svg:y2="7.067cm">
          <text:p/>
        </draw:line>
        <draw:line draw:style-name="gr1" draw:text-style-name="P1" draw:layer="layout" svg:x1="14.203cm" svg:y1="5.093cm" svg:x2="12.93cm" svg:y2="7.067cm">
          <text:p/>
        </draw:line>
        <draw:line draw:style-name="gr1" draw:text-style-name="P1" draw:layer="layout" svg:x1="14.204cm" svg:y1="5.093cm" svg:x2="11.607cm" svg:y2="7.066cm">
          <text:p/>
        </draw:line>
        <draw:line draw:style-name="gr1" draw:text-style-name="P1" draw:layer="layout" svg:x1="14.205cm" svg:y1="5.093cm" svg:x2="10.51cm" svg:y2="7.065cm">
          <text:p/>
        </draw:line>
        <draw:line draw:style-name="gr1" draw:text-style-name="P1" draw:layer="layout" svg:x1="14.206cm" svg:y1="5.093cm" svg:x2="14.203cm" svg:y2="7.065cm">
          <text:p/>
        </draw:line>
        <draw:line draw:style-name="gr1" draw:text-style-name="P1" draw:layer="layout" svg:x1="14.206cm" svg:y1="5.093cm" svg:x2="15.376cm" svg:y2="7.065cm">
          <text:p/>
        </draw:line>
        <draw:line draw:style-name="gr1" draw:text-style-name="P1" draw:layer="layout" svg:x1="18.196cm" svg:y1="5.043cm" svg:x2="16.774cm" svg:y2="7.066cm">
          <text:p/>
        </draw:line>
        <draw:line draw:style-name="gr1" draw:text-style-name="P1" draw:layer="layout" svg:x1="18.197cm" svg:y1="5.043cm" svg:x2="15.376cm" svg:y2="7.065cm">
          <text:p/>
        </draw:line>
        <draw:line draw:style-name="gr1" draw:text-style-name="P1" draw:layer="layout" svg:x1="18.198cm" svg:y1="5.043cm" svg:x2="17.997cm" svg:y2="7.065cm">
          <text:p/>
        </draw:line>
        <draw:line draw:style-name="gr1" draw:text-style-name="P1" draw:layer="layout" svg:x1="18.147cm" svg:y1="5.043cm" svg:x2="19.22cm" svg:y2="7.066cm">
          <text:p/>
        </draw:line>
        <draw:line draw:style-name="gr1" draw:text-style-name="P1" draw:layer="layout" svg:x1="18.147cm" svg:y1="5.043cm" svg:x2="20.443cm" svg:y2="7.067cm">
          <text:p/>
        </draw:line>
        <draw:g>
          <draw:circle draw:style-name="gr23" draw:text-style-name="P1" draw:layer="layout" svg:width="1.622cm" svg:height="1.622cm" svg:x="9.738cm" svg:y="4.294cm">
            <text:p/>
          </draw:circle>
          <draw:circle draw:style-name="gr24" draw:text-style-name="P1" draw:layer="layout" svg:width="1.622cm" svg:height="1.622cm" svg:x="13.438cm" svg:y="4.294cm">
            <text:p/>
          </draw:circle>
          <draw:circle draw:style-name="gr25" draw:text-style-name="P1" draw:layer="layout" svg:width="1.622cm" svg:height="1.622cm" svg:x="17.338cm" svg:y="4.294cm">
            <text:p/>
          </draw:circle>
        </draw:g>
        <draw:rect draw:style-name="gr22" draw:text-style-name="P1" draw:layer="layout" svg:width="0.924cm" svg:height="0.649cm" svg:x="21.417cm" svg:y="7.068cm">
          <text:p/>
        </draw:rect>
        <draw:frame draw:style-name="gr26" draw:text-style-name="P2" draw:layer="layout" svg:width="0.652cm" svg:height="0.962cm" svg:x="21.613cm" svg:y="6.173cm">
          <draw:text-box>
            <text:p><text:span text:style-name="T4">j</text:span></text:p>
          </draw:text-box>
        </draw:frame>
        <draw:frame draw:style-name="gr27" draw:layer="layout" svg:width="0.925cm" svg:height="0.962cm" svg:x="10.084cm" svg:y="4.693cm">
          <draw:text-box>
            <text:p>A</text:p>
          </draw:text-box>
        </draw:frame>
        <draw:frame draw:style-name="gr27" draw:layer="layout" svg:width="0.925cm" svg:height="0.962cm" svg:x="13.785cm" svg:y="4.693cm">
          <draw:text-box>
            <text:p>B</text:p>
          </draw:text-box>
        </draw:frame>
        <draw:frame draw:style-name="gr27" draw:layer="layout" svg:width="0.959cm" svg:height="0.962cm" svg:x="17.686cm" svg:y="4.693cm">
          <draw:text-box>
            <text:p>C</text:p>
          </draw:text-box>
        </draw:frame>
        <draw:line draw:style-name="gr28" draw:text-style-name="P1" draw:layer="layout" svg:x1="1.298cm" svg:y1="8.038cm" svg:x2="26.433cm" svg:y2="8.038cm">
          <text:p/>
        </draw:line>
        <draw:rect draw:style-name="gr22" draw:text-style-name="P1" draw:layer="layout" svg:width="0.924cm" svg:height="0.649cm" svg:x="10.11cm" svg:y="3.5cm">
          <text:p/>
        </draw:rect>
        <draw:rect draw:style-name="gr22" draw:text-style-name="P1" draw:layer="layout" svg:width="0.924cm" svg:height="0.649cm" svg:x="13.81cm" svg:y="3.501cm">
          <text:p/>
        </draw:rect>
        <draw:rect draw:style-name="gr22" draw:text-style-name="P1" draw:layer="layout" svg:width="0.924cm" svg:height="0.649cm" svg:x="17.61cm" svg:y="3.501cm">
          <text:p/>
        </draw:rect>
        <draw:frame draw:style-name="gr29" draw:text-style-name="P2" draw:layer="layout" svg:width="4.312cm" svg:height="0.962cm" svg:x="22.241cm" svg:y="19.445cm">
          <draw:text-box>
            <text:p><text:span text:style-name="T1">Gene i (TF A)</text:span></text:p>
          </draw:text-box>
        </draw:frame>
        <draw:frame draw:style-name="gr27" draw:layer="layout" svg:width="0.642cm" svg:height="0.962cm" svg:x="10.285cm" svg:y="2.746cm">
          <draw:text-box>
            <text:p>i</text:p>
          </draw:text-box>
        </draw:frame>
        <draw:frame draw:style-name="gr27" draw:layer="layout" svg:width="0.853cm" svg:height="0.962cm" svg:x="20.518cm" svg:y="9.809cm">
          <draw:text-box>
            <text:p>?</text:p>
          </draw:text-box>
        </draw:frame>
        <draw:ellipse draw:style-name="gr30" draw:text-style-name="P1" draw:layer="layout" svg:width="3.684cm" svg:height="4.948cm" svg:x="20.783cm" svg:y="9.539cm" draw:kind="arc" draw:start-angle="14.03" draw:end-angle="165.51">
          <text:p/>
        </draw:ellipse>
        <draw:ellipse draw:style-name="gr31" draw:text-style-name="P1" draw:layer="layout" svg:width="8.462cm" svg:height="6.826cm" svg:x="12.14cm" svg:y="8.453cm" draw:kind="arc" draw:start-angle="11.47" draw:end-angle="124.87">
          <text:p/>
        </draw:ellipse>
        <draw:ellipse draw:style-name="gr32" draw:text-style-name="P1" draw:layer="layout" svg:width="10.241cm" svg:height="1.312cm" svg:x="8.218cm" svg:y="9.305cm" draw:kind="arc" draw:start-angle="0.93" draw:end-angle="174.61">
          <text:p/>
        </draw:ellipse>
        <draw:frame draw:style-name="gr33" draw:text-style-name="P2" draw:layer="layout" svg:width="2.157cm" svg:height="0.962cm" svg:x="23.604cm" svg:y="9.028cm">
          <draw:text-box>
            <text:p><text:span text:style-name="T1">Direct</text:span></text:p>
          </draw:text-box>
        </draw:frame>
        <draw:frame draw:style-name="gr34" draw:text-style-name="P2" draw:layer="layout" svg:width="2.907cm" svg:height="0.962cm" draw:transform="rotate (-0.198269403026556) translate (16.408cm 8.453cm)">
          <draw:text-box>
            <text:p><text:span text:style-name="T1">Indirect</text:span></text:p>
          </draw:text-box>
        </draw:frame>
        <presentation:notes draw:style-name="dp2">
          <draw:page-thumbnail draw:style-name="gr3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2T13:27:29.528986049</meta:creation-date>
    <dc:date>2015-12-22T13:29:50.107817571</dc:date>
    <meta:editing-duration>P0D</meta:editing-duration>
    <meta:editing-cycles>1</meta:editing-cycles>
    <meta:generator>LibreOffice/4.2.8.2$Linux_X86_64 LibreOffice_project/420m0$Build-2</meta:generator>
    <meta:document-statistic meta:object-count="295"/>
  </office:meta>
</office:document-meta>
</file>